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uncionesBZone" style:family="table">
      <style:table-properties style:width="6.925in" table:align="margins"/>
    </style:style>
    <style:style style:name="funcionesBZone.A" style:family="table-column">
      <style:table-column-properties style:column-width="2.3083in" style:rel-column-width="21845*"/>
    </style:style>
    <style:style style:name="funcionesBZone.A1" style:family="table-cell">
      <style:table-cell-properties fo:padding="0.0382in" fo:border-left="0.05pt solid #000000" fo:border-right="none" fo:border-top="0.05pt solid #000000" fo:border-bottom="0.05pt solid #000000"/>
    </style:style>
    <style:style style:name="funcionesBZone.C1" style:family="table-cell">
      <style:table-cell-properties fo:padding="0.0382in" fo:border="0.05pt solid #000000"/>
    </style:style>
    <style:style style:name="funcionesBZone.A2" style:family="table-cell">
      <style:table-cell-properties fo:padding="0.0382in" fo:border-left="0.05pt solid #000000" fo:border-right="none" fo:border-top="none" fo:border-bottom="0.05pt solid #000000"/>
    </style:style>
    <style:style style:name="funcionesBZone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es" fo:country="CO" style:font-size-asian="10.5pt"/>
    </style:style>
    <style:style style:name="P2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s" fo:country="CO" fo:font-weight="normal" style:font-size-asian="10.5pt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6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7" style:family="paragraph" style:parent-style-name="Standard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language="es" fo:country="CO" style:font-size-asian="10.5pt"/>
    </style:style>
    <style:style style:name="P15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language="es" fo:country="CO" style:font-size-asian="10.5pt"/>
    </style:style>
    <style:style style:name="P17" style:family="paragraph" style:parent-style-name="Standard" style:list-style-name="L1">
      <style:paragraph-properties fo:text-align="justify" style:justify-single-word="false"/>
    </style:style>
    <style:style style:name="P18" style:family="paragraph" style:parent-style-name="Standard" style:list-style-name="L3">
      <style:paragraph-properties fo:text-align="justify" style:justify-single-word="false"/>
    </style:style>
    <style:style style:name="P19" style:family="paragraph" style:parent-style-name="Standard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0" style:family="paragraph" style:parent-style-name="Standard" style:list-style-name="L1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1" style:family="paragraph" style:parent-style-name="Standard" style:list-style-name="L15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2" style:family="paragraph" style:parent-style-name="Standard" style:list-style-name="L16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3" style:family="paragraph" style:parent-style-name="Standard" style:list-style-name="L17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4" style:family="paragraph" style:parent-style-name="Standard" style:list-style-name="L18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5" style:family="paragraph" style:parent-style-name="Standard" style:list-style-name="L19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6" style:family="paragraph" style:parent-style-name="Standard" style:list-style-name="L20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7" style:family="paragraph" style:parent-style-name="Standard" style:list-style-name="L21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8" style:family="paragraph" style:parent-style-name="Standard" style:list-style-name="L22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29" style:family="paragraph" style:parent-style-name="Standard" style:list-style-name="L23">
      <style:paragraph-properties fo:text-align="justify" style:justify-single-word="false"/>
      <style:text-properties fo:language="es" fo:country="CO" fo:font-weight="bold" style:font-size-asian="10.5pt" style:font-weight-asian="bold" style:font-weight-complex="bold"/>
    </style:style>
    <style:style style:name="P30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31" style:family="paragraph" style:parent-style-name="Standard" style:list-style-name="L2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32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33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34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35" style:family="paragraph" style:parent-style-name="Standard" style:list-style-name="L16">
      <style:paragraph-properties fo:margin-left="0.9846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36" style:family="paragraph" style:parent-style-name="Standard" style:list-style-name="L1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37" style:family="paragraph" style:parent-style-name="Standard" style:list-style-name="L14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38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39" style:family="paragraph" style:parent-style-name="Standard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40" style:family="paragraph" style:parent-style-name="Standard" style:list-style-name="L3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41" style:family="paragraph" style:parent-style-name="Standard" style:list-style-name="L15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42" style:family="paragraph" style:parent-style-name="Standard" style:list-style-name="L17">
      <style:paragraph-properties fo:margin-left="0.9846in" fo:margin-right="0in" fo:text-align="justify" style:justify-single-word="false" fo:text-indent="-0.25in" style:auto-text-indent="false"/>
      <style:text-properties fo:language="es" fo:country="CO" fo:font-weight="normal" style:font-size-asian="10.5pt" style:font-weight-asian="normal" style:font-weight-complex="normal"/>
    </style:style>
    <style:style style:name="P43" style:family="paragraph" style:parent-style-name="Standard" style:list-style-name="L18">
      <style:paragraph-properties fo:margin-left="0.9846in" fo:margin-right="0in" fo:text-align="justify" style:justify-single-word="false" fo:text-indent="-0.25in" style:auto-text-indent="false"/>
    </style:style>
    <style:style style:name="P44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</style:style>
    <style:style style:name="P45" style:family="paragraph" style:parent-style-name="Standard" style:list-style-name="L19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46" style:family="paragraph" style:parent-style-name="Standard" style:list-style-name="L20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47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bold" style:font-weight-asian="bold" style:font-weight-complex="bold"/>
    </style:style>
    <style:style style:name="P48" style:family="paragraph" style:parent-style-name="Standard" style:list-style-name="L21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49" style:family="paragraph" style:parent-style-name="Standard" style:list-style-name="L22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50" style:family="paragraph" style:parent-style-name="Standard" style:list-style-name="L23">
      <style:paragraph-properties fo:margin-left="0.9846in" fo:margin-right="0in" fo:text-align="justify" style:justify-single-word="false" fo:text-indent="-0.25in" style:auto-text-indent="false"/>
      <style:text-properties fo:font-weight="normal" style:font-weight-asian="normal" style:font-weight-complex="normal"/>
    </style:style>
    <style:style style:name="P51" style:family="paragraph" style:parent-style-name="Standard" style:list-style-name="L3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2" style:family="paragraph" style:parent-style-name="Standard" style:list-style-name="L4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3" style:family="paragraph" style:parent-style-name="Standard" style:list-style-name="L5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4" style:family="paragraph" style:parent-style-name="Standard" style:list-style-name="L6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5" style:family="paragraph" style:parent-style-name="Standard" style:list-style-name="L7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6" style:family="paragraph" style:parent-style-name="Standard" style:list-style-name="L8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7" style:family="paragraph" style:parent-style-name="Standard" style:list-style-name="L9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8" style:family="paragraph" style:parent-style-name="Standard" style:list-style-name="L10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59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  <style:text-properties fo:language="es" fo:country="CO" style:font-size-asian="10.5pt"/>
    </style:style>
    <style:style style:name="P60" style:family="paragraph" style:parent-style-name="Standard" style:list-style-name="L11">
      <style:paragraph-properties fo:margin-left="1.4772in" fo:margin-right="0in" fo:text-align="justify" style:justify-single-word="false" fo:text-indent="-0.25in" style:auto-text-indent="false"/>
    </style:style>
    <style:style style:name="P61" style:family="paragraph" style:parent-style-name="Standard" style:list-style-name="L2">
      <style:paragraph-properties fo:margin-left="0.7709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6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63" style:family="paragraph" style:parent-style-name="Standard" style:list-style-name="L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64" style:family="paragraph" style:parent-style-name="Standard" style:list-style-name="L12">
      <style:paragraph-properties fo:margin-left="0in" fo:margin-right="0in" fo:text-align="justify" style:justify-single-word="false" fo:text-indent="0in" style:auto-text-indent="false"/>
      <style:text-properties fo:language="es" fo:country="CO" fo:font-weight="bold" style:font-size-asian="10.5pt" style:font-weight-asian="bold" style:font-weight-complex="bold"/>
    </style:style>
    <style:style style:name="P6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P66" style:family="paragraph" style:parent-style-name="Standard" style:list-style-name="L11">
      <style:paragraph-properties fo:margin-left="0in" fo:margin-right="0in" fo:text-align="justify" style:justify-single-word="false" fo:text-indent="0in" style:auto-text-indent="false"/>
    </style:style>
    <style:style style:name="P67" style:family="paragraph" style:parent-style-name="Standard" style:list-style-name="L19">
      <style:paragraph-properties fo:margin-left="0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68" style:family="paragraph" style:parent-style-name="Standard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69" style:family="paragraph" style:parent-style-name="Standard" style:list-style-name="L16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70" style:family="paragraph" style:parent-style-name="Standard" style:list-style-name="L21">
      <style:paragraph-properties fo:margin-left="0.4925in" fo:margin-right="0in" fo:text-align="justify" style:justify-single-word="false" fo:text-indent="-0.25in" style:auto-text-indent="false"/>
      <style:text-properties fo:language="es" fo:country="CO" fo:font-weight="bold" style:font-size-asian="10.5pt" style:font-weight-asian="bold" style:font-weight-complex="bold"/>
    </style:style>
    <style:style style:name="P71" style:family="paragraph" style:parent-style-name="Standard" style:list-style-name="L20">
      <style:paragraph-properties fo:margin-left="0.7346in" fo:margin-right="0in" fo:text-align="justify" style:justify-single-word="false" fo:text-indent="0in" style:auto-text-indent="false"/>
      <style:text-properties fo:language="es" fo:country="CO" fo:font-weight="normal" style:font-size-asian="10.5pt" style:font-weight-asian="normal" style:font-weight-complex="normal"/>
    </style:style>
    <style:style style:name="T1" style:family="text">
      <style:text-properties fo:language="es" fo:country="CO" style:font-size-asian="10.5pt"/>
    </style:style>
    <style:style style:name="T2" style:family="text">
      <style:text-properties fo:language="es" fo:country="CO" fo:font-weight="bold" style:font-size-asian="10.5pt" style:font-weight-asian="bold" style:font-weight-complex="bold"/>
    </style:style>
    <style:style style:name="T3" style:family="text">
      <style:text-properties fo:language="es" fo:country="CO" fo:font-weight="normal" style:font-size-asian="10.5pt" style:font-weight-asian="normal" style:font-weight-complex="normal"/>
    </style:style>
    <style:style style:name="T4" style:family="text">
      <style:text-properties fo:language="es" fo:country="CO" fo:background-color="#ffff00" style:font-size-asian="10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iseño del sistema.</text:p>
      <text:p text:style-name="P1"/>
      <text:p text:style-name="P1">El modelado del sistema de parqueaderos de la Pontificia Universidad Javeriana Cali fue a través de la metodología bottom-up. Inicialmente se empezó con el modelado del bloque zona llamado Bzone, que a su vez contiene tres procesos que son: pZone, pZoneManager, pCreatorZoneManager.</text:p>
      <text:p text:style-name="P1"/>
      <text:p text:style-name="P1">La tabla (Funciones de los procesos del bloque Zona) muestra un resumen de las funciones y señales asociadas a cada proceso contenido en el bloque BZone del sistema de parqueaderos.</text:p>
      <text:p text:style-name="P1"/>
      <table:table table:name="funcionesBZone" table:style-name="funcionesBZone">
        <table:table-column table:style-name="funcionesBZone.A" table:number-columns-repeated="3"/>
        <table:table-row>
          <table:table-cell table:style-name="funcionesBZone.A1" office:value-type="string">
            <text:p text:style-name="P16">Nombre del proceso</text:p>
          </table:table-cell>
          <table:table-cell table:style-name="funcionesBZone.A1" office:value-type="string">
            <text:p text:style-name="P16">Funciones</text:p>
          </table:table-cell>
          <table:table-cell table:style-name="funcionesBZone.C1" office:value-type="string">
            <text:p text:style-name="P16">Señales</text:p>
          </table:table-cell>
        </table:table-row>
        <table:table-row>
          <table:table-cell table:style-name="funcionesBZone.A2" office:value-type="string">
            <text:p text:style-name="P16">pZone</text:p>
          </table:table-cell>
          <table:table-cell table:style-name="funcionesBZone.A2" office:value-type="string">
            <text:p text:style-name="P16">- Reportar a su respecto proceso controlador llamado en el sistema como pCtrl, si un vehiculo ha ingresado o salido de su zona de parqueo.</text:p>
            <text:p text:style-name="P16">- Inicializar la cantidad de plazas totales y libres.</text:p>
            <text:p text:style-name="P16">- Enviar informacion de su estado actual de plazas libres, totales y su identificador de proceso (PID).</text:p>
            <text:p text:style-name="P16">- Asociar un proceso controlador al cual se le va a reportar su información.</text:p>
          </table:table-cell>
          <table:table-cell table:style-name="funcionesBZone.C2" office:value-type="string">
            <text:p text:style-name="P16">- Cada proceso de zona tiene asociado 5 sensores para determinar si un vehículo está ingresando o saliendo de su zona. Los sensores son: sIR1_Zone, sIR2_Zone, sIR3_Zone, sIR4_Zone y sLoopInductive_Zone.</text:p>
            <text:p text:style-name="P16"/>
            <text:p text:style-name="P16"><text:s/></text:p>
          </table:table-cell>
        </table:table-row>
        <table:table-row>
          <table:table-cell table:style-name="funcionesBZone.A2" office:value-type="string">
            <text:p text:style-name="P16"/>
          </table:table-cell>
          <table:table-cell table:style-name="funcionesBZone.A2" office:value-type="string">
            <text:p text:style-name="P16"/>
          </table:table-cell>
          <table:table-cell table:style-name="funcionesBZone.C2" office:value-type="string">
            <text:p text:style-name="P16"/>
          </table:table-cell>
        </table:table-row>
        <table:table-row>
          <table:table-cell table:style-name="funcionesBZone.A2" office:value-type="string">
            <text:p text:style-name="P16"/>
          </table:table-cell>
          <table:table-cell table:style-name="funcionesBZone.A2" office:value-type="string">
            <text:p text:style-name="P16"/>
          </table:table-cell>
          <table:table-cell table:style-name="funcionesBZone.C2" office:value-type="string">
            <text:p text:style-name="P16"/>
          </table:table-cell>
        </table:table-row>
      </table:table>
      <text:p text:style-name="P1"/>
      <text:p text:style-name="P1">ANEXO A Tipos de datos usados en el sistema de caso de estudio</text:p>
      <text:p text:style-name="P1"/>
      <text:p text:style-name="P1">/* Constantes */</text:p>
      <text:p text:style-name="P1"/>
      <text:p text:style-name="P1">SYNONYM cNUMMAXCTRL INTEGER = 5;</text:p>
      <text:p text:style-name="P1">SYNONYM cMAX_ZONES INTEGER = 5;</text:p>
      <text:p text:style-name="P1">SYNONYM CNUMMAXZONES_SYSTEM INTEGER = 25;</text:p>
      <text:p text:style-name="P1">SYNONYM cNUMMAXSPOTS INTEGER = 10;</text:p>
      <text:p text:style-name="P1"/>
      <text:p text:style-name="P1">SYNTYPE i_spots = INTEGER</text:p>
      <text:p text:style-name="P1">DEFAULT 0;</text:p>
      <text:p text:style-name="P1"><text:s text:c="4"/>CONSTANTS 0..cNUMMAXSPOTS</text:p>
      <text:p text:style-name="P1">ENDSYNTYPE;</text:p>
      <text:p text:style-name="P1"/>
      <text:p text:style-name="P1"/>
      <text:p text:style-name="P1"/>
      <text:p text:style-name="P1"/>
      <text:p text:style-name="P1"/>
      <text:p text:style-name="P1"><text:soft-page-break/>NEWTYPE InfoZone</text:p>
      <text:p text:style-name="P1">STRUCT</text:p>
      <text:p text:style-name="P1"><text:s text:c="4"/>totalSpots i_spots;</text:p>
      <text:p text:style-name="P1"><text:s text:c="4"/>freeSpots i_spots;</text:p>
      <text:p text:style-name="P1"><text:s text:c="4"/>ID PID;</text:p>
      <text:p text:style-name="P1">ENDNEWTYPE;</text:p>
      <text:p text:style-name="P1"/>
      <text:p text:style-name="P1">NEWTYPE infoMainCtrls</text:p>
      <text:p text:style-name="P1">STRUCT</text:p>
      <text:p text:style-name="P1"><text:s text:c="4"/>totalSpotsZone INTEGER;</text:p>
      <text:p text:style-name="P1"><text:s text:c="4"/>freeSpotsZone INTEGER;</text:p>
      <text:p text:style-name="P1">ENDNEWTYPE;</text:p>
      <text:p text:style-name="P1"/>
      <text:p text:style-name="P1">NEWTYPE InfoCtrl</text:p>
      <text:p text:style-name="P1">STRUCT</text:p>
      <text:p text:style-name="P1"><text:s text:c="4"/>alltotalSpots INTEGER;</text:p>
      <text:p text:style-name="P1"><text:s text:c="4"/>allfreeSpots INTEGER;</text:p>
      <text:p text:style-name="P1"><text:s text:c="4"/>IDCtrl PID;</text:p>
      <text:p text:style-name="P1"><text:s text:c="4"/>listZones table_Zones;</text:p>
      <text:p text:style-name="P1"><text:s text:c="4"/>tableConnectionOkZones tableVeriFyCon_Zone;</text:p>
      <text:p text:style-name="P1">ENDNEWTYPE;</text:p>
      <text:p text:style-name="P1"/>
      <text:p text:style-name="P1">NEWTYPE InfoMainSystem</text:p>
      <text:p text:style-name="P1">STRUCT</text:p>
      <text:p text:style-name="P1"><text:s text:c="4"/>totalSpotsSystem INTEGER;</text:p>
      <text:p text:style-name="P1"><text:s text:c="4"/>freeSpotsSystem INTEGER;</text:p>
      <text:p text:style-name="P1"><text:s text:c="4"/>tableInfoCtrl tableMainInfoCtrls;</text:p>
      <text:p text:style-name="P1">ENDNEWTYPE;</text:p>
      <text:p text:style-name="P1"/>
      <text:p text:style-name="P1">SYNTYPE itIndex = INTEGER</text:p>
      <text:p text:style-name="P1">DEFAULT 0;</text:p>
      <text:p text:style-name="P1"><text:s text:c="2"/>CONSTANTS 0..cMAX_ZONES-1</text:p>
      <text:p text:style-name="P1">ENDSYNTYPE;</text:p>
      <text:p text:style-name="P1"/>
      <text:p text:style-name="P1">SYNTYPE itIndext_Ctrl = INTEGER</text:p>
      <text:p text:style-name="P1">DEFAULT 0;</text:p>
      <text:p text:style-name="P1"><text:s text:c="2"/>CONSTANTS 0..cNUMMAXCTRL-1</text:p>
      <text:p text:style-name="P1">ENDSYNTYPE;</text:p>
      <text:p text:style-name="P1"/>
      <text:p text:style-name="P1">NEWTYPE table_Zones</text:p>
      <text:p text:style-name="P1"><text:s text:c="2"/>ARRAY(itIndex, InfoZone)</text:p>
      <text:p text:style-name="P1">ENDNEWTYPE;</text:p>
      <text:p text:style-name="P1"/>
      <text:p text:style-name="P1">NEWTYPE tableInfoGralCtrl</text:p>
      <text:p text:style-name="P1"><text:s text:c="2"/>ARRAY(itIndext_Ctrl, InfoCtrl)</text:p>
      <text:p text:style-name="P1">ENDNEWTYPE;</text:p>
      <text:p text:style-name="P1"/>
      <text:p text:style-name="P1"><text:soft-page-break/>NEWTYPE tableMainInfoCtrls</text:p>
      <text:p text:style-name="P1"><text:s text:c="4"/>ARRAY(itIndext_Ctrl,infoMainCtrls)</text:p>
      <text:p text:style-name="P1">ENDNEWTYPE;</text:p>
      <text:p text:style-name="P1"/>
      <text:p text:style-name="P1">NEWTYPE tableVeriFyCon_Zone</text:p>
      <text:p text:style-name="P1"><text:s text:c="4"/>ARRAY(itIndext_Ctrl,BOOLEAN)</text:p>
      <text:p text:style-name="P1">ENDNEWTYPE;</text:p>
      <text:p text:style-name="P1"/>
      <text:p text:style-name="P1">NEWTYPE tableVerifyCon_Ctrl</text:p>
      <text:p text:style-name="P1"><text:s text:c="4"/>ARRAY(itIndext_Ctrl,BOOLEAN)</text:p>
      <text:p text:style-name="P1">ENDNEWTYPE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ANEXO B SEÑALES DEL SISTEMA CON S RESPECTIVA DESCRIPCION</text:p>
      <text:p text:style-name="P1"/>
      <text:p text:style-name="P1">Proceso <text:span text:style-name="T5">pZone</text:span></text:p>
      <text:p text:style-name="P1"/>
      <text:p text:style-name="P1">Este proceso tiene comunicación con tres canales en los cuales se transportan las siguientes señales:</text:p>
      <text:p text:style-name="P1"/>
      <text:list xml:id="list413052268" text:style-name="L1">
        <text:list-item>
          <text:p text:style-name="P17"><text:span text:style-name="T1">Canal </text:span><text:span text:style-name="T2">cEnv_Zone</text:span><text:span text:style-name="T1">:</text:span></text:p>
        </text:list-item>
      </text:list>
      <text:p text:style-name="P1"/>
      <text:list xml:id="list908462838" text:style-name="L2">
        <text:list-item>
          <text:p text:style-name="P31">Señales provenientes del ambiente al proceso pZone</text:p>
        </text:list-item>
      </text:list>
      <text:p text:style-name="P2"/>
      <text:list xml:id="list1508669456" text:style-name="L3">
        <text:list-item>
          <text:p text:style-name="P51"><text:span text:style-name="T5">sIR1_Zone:</text:span> Representa la interrupción de un sensor infrarrojo para el ingreso de un vehiculo.</text:p>
        </text:list-item>
        <text:list-item>
          <text:p text:style-name="P51"><text:span text:style-name="T5">sIR2_Zone:</text:span> Representa la interrupción de un sensor infrarrojo para el ingreso de un vehículo.</text:p>
        </text:list-item>
        <text:list-item>
          <text:p text:style-name="P51"><text:span text:style-name="T5">sIR3_Zone:</text:span> Representa la interrupción de un sensor infrarrojo para la salida de un vehículo.</text:p>
        </text:list-item>
        <text:list-item>
          <text:p text:style-name="P51"><text:span text:style-name="T5">sIR4_Zone:</text:span> Representa la interrupción de un sensor infrarrojo para salida de un vehículo.</text:p>
        </text:list-item>
        <text:list-item>
          <text:p text:style-name="P51"><text:span text:style-name="T5">sLoopInductive_Zone:</text:span> Representa la interrupción de un bucle inductivo, indicando si esta ingresando o saliendo un vehículo. </text:p>
        </text:list-item>
      </text:list>
      <text:p text:style-name="P1"/>
      <text:list xml:id="list1292327456" text:continue-numbering="true" text:style-name="L3">
        <text:list-item>
          <text:p text:style-name="P18"><text:span text:style-name="T1">Canal </text:span><text:span text:style-name="T2">cCtrl_Zone</text:span><text:span text:style-name="T1">:</text:span></text:p>
        </text:list-item>
      </text:list>
      <text:p text:style-name="P1"/>
      <text:list xml:id="list57972235" text:continue-list="list908462838" text:style-name="L2">
        <text:list-item>
          <text:p text:style-name="P31">Señales provenientes del proceso pCtrl al proceso pZone</text:p>
          <text:p text:style-name="P31"/>
        </text:list-item>
      </text:list>
      <text:list xml:id="list1012021877" text:style-name="L4">
        <text:list-item>
          <text:p text:style-name="P52"><text:span text:style-name="T5">sInitFreeSpot(i_spots):</text:span> Asigna las plazas totales de una zona.</text:p>
        </text:list-item>
      </text:list>
      <text:list xml:id="list819016551" text:style-name="L5">
        <text:list-item>
          <text:p text:style-name="P53"><text:span text:style-name="T5">sInitTotalSpots(i_spots):</text:span> Asigna las plazas libres de una zona.</text:p>
        </text:list-item>
      </text:list>
      <text:list xml:id="list267495037" text:style-name="L6">
        <text:list-item>
          <text:p text:style-name="P54"><text:span text:style-name="T5">sReqInfo: </text:span><text:span text:style-name="T6">Solicita información a una zona.</text:span></text:p>
        </text:list-item>
      </text:list>
      <text:list xml:id="list1428799899" text:style-name="L7">
        <text:list-item>
          <text:p text:style-name="P55"><text:span text:style-name="T5">sInitPidCtrl(PID):</text:span> Establece a una zona su controlador correspondiente.</text:p>
        </text:list-item>
      </text:list>
      <text:p text:style-name="P9"/>
      <text:list xml:id="list1092961914" text:continue-list="list57972235" text:style-name="L2">
        <text:list-item>
          <text:p text:style-name="P61">Señales provenientes del proceso pZone al proceso pCtrl</text:p>
          <text:p text:style-name="P63"/>
        </text:list-item>
      </text:list>
      <text:list xml:id="list645038620" text:continue-list="list1428799899" text:style-name="L7">
        <text:list-item>
          <text:p text:style-name="P55"><text:span text:style-name="T5">sEntered_Car(infoZone) :</text:span> Reporta que un vehículo ha ingresado en una zona, enviando la información que ésta tiene de tipo de dato InfoZone.</text:p>
        </text:list-item>
      </text:list>
      <text:list xml:id="list1893317964" text:style-name="L8">
        <text:list-item>
          <text:p text:style-name="P56"><text:span text:style-name="T5">sOut_Car(InfoZone)</text:span>:Reporta que un vehículo ha salido de una zona, enviando la información que ésta tiene de tipo de dato InfoZone.</text:p>
        </text:list-item>
      </text:list>
      <text:list xml:id="list1053332079" text:style-name="L9">
        <text:list-item>
          <text:p text:style-name="P57"><text:span text:style-name="T5">sOkInit(InfoZone): </text:span><text:span text:style-name="T6">Reporta que la inicialización de plazas libres o plazas totales fue exitosa.</text:span></text:p>
        </text:list-item>
      </text:list>
      <text:list xml:id="list1626438125" text:style-name="L10">
        <text:list-item>
          <text:p text:style-name="P58"><text:span text:style-name="T5">sInfoZone(InfoZone): </text:span><text:span text:style-name="T6">Reporta la información de la zona a tarves de un tipo de dato InfoZone.</text:span></text:p>
        </text:list-item>
      </text:list>
      <text:list xml:id="list1337679510" text:style-name="L11">
        <text:list-item>
          <text:p text:style-name="P60"><text:span text:style-name="T2">sOkInitPid:</text:span><text:span text:style-name="T1"> Reporta que la inicialización del PID de pCtrl en la zona fue éxitoso.</text:span></text:p>
          <text:p text:style-name="P59"/>
          <text:p text:style-name="P66"><text:span text:style-name="T1">Canal </text:span><text:span text:style-name="T2">cZone_Manager:</text:span></text:p>
        </text:list-item>
      </text:list>
      <text:p text:style-name="P2"/>
      <text:list xml:id="list1096866920" text:style-name="L12">
        <text:list-item>
          <text:p text:style-name="P20"><text:soft-page-break/>Proveniente del proceso pZoneManager al proceso pZone</text:p>
        </text:list-item>
      </text:list>
      <text:p text:style-name="P1"/>
      <text:list xml:id="list1803434494" text:style-name="L13">
        <text:list-item>
          <text:p text:style-name="P36"><text:span text:style-name="T5">sInitFreeSpot(i_spots):</text:span> Asigna las plazas totales de una zona.</text:p>
        </text:list-item>
        <text:list-item>
          <text:p text:style-name="P36"><text:span text:style-name="T5">sInitTotalSpots(i_spots):</text:span> Asigna las plazas libres de una zona.</text:p>
        </text:list-item>
        <text:list-item>
          <text:p text:style-name="P36"><text:span text:style-name="T5">sReqInfo: </text:span><text:span text:style-name="T6">Solicita información a una zona.</text:span></text:p>
        </text:list-item>
        <text:list-item>
          <text:p text:style-name="P32">sInitPidCtrl: <text:span text:style-name="T6">Establece a una zona su controlador correspondiente.</text:span></text:p>
        </text:list-item>
      </text:list>
      <text:p text:style-name="P5"/>
      <text:list xml:id="list1282019492" text:continue-list="list1096866920" text:style-name="L12">
        <text:list-item>
          <text:p text:style-name="P64">Proveniente del proceso pZone al proceso pZoneManager</text:p>
        </text:list-item>
      </text:list>
      <text:p text:style-name="P8"/>
      <text:list xml:id="list2153287624" text:style-name="L14">
        <text:list-item>
          <text:p text:style-name="P37"><text:span text:style-name="T5">sOkInit(InfoZone): </text:span><text:span text:style-name="T6">Reporta que la inicialización de plazas libres o plazas totales fue exitosa.</text:span></text:p>
        </text:list-item>
        <text:list-item>
          <text:p text:style-name="P37"><text:span text:style-name="T5">sInfoZone(InfoZone): </text:span><text:span text:style-name="T6">Reporta la información de la zona a tarves de un tipo de dato InfoZone.</text:span></text:p>
        </text:list-item>
        <text:list-item>
          <text:p text:style-name="P33">sOkInitPid: <text:span text:style-name="T6">Reporta que la inicialización del PID de pCtrl en la zona fue éxitoso.</text:span></text:p>
        </text:list-item>
      </text:list>
      <text:p text:style-name="P14"/>
      <text:p text:style-name="P1">Canal <text:span text:style-name="T5">cMain_Zone</text:span></text:p>
      <text:p text:style-name="P2"/>
      <text:list xml:id="list2181970270" text:continue-list="list1282019492" text:style-name="L12">
        <text:list-item>
          <text:p text:style-name="P20">Proveniente del proceso pTesting al proceso pZone</text:p>
        </text:list-item>
      </text:list>
      <text:p text:style-name="P2"/>
      <text:p text:style-name="P3">Las siguientes señales no son parte de la implementación del sistema, han sido estableceidas con el objetivo de facilitar las pruebas de entrada y salida de vehiculo a cada uno de las zonas.</text:p>
      <text:p text:style-name="P3"/>
      <text:list xml:id="list68728665" text:continue-list="list1292327456" text:style-name="L3">
        <text:list-item>
          <text:p text:style-name="P38"><text:span text:style-name="T5">sIR1_ZoneTest:</text:span> Representa la interrupción de un sensor infrarrojo para el ingreso de un vehiculo.</text:p>
        </text:list-item>
        <text:list-item>
          <text:p text:style-name="P38"><text:span text:style-name="T5">sIR2_ZoneTest:</text:span> Representa la interrupción de un sensor infrarrojo para el ingreso de un vehículo.</text:p>
        </text:list-item>
        <text:list-item>
          <text:p text:style-name="P38"><text:span text:style-name="T5">sIR3_ZoneTest:</text:span> Representa la interrupción de un sensor infrarrojo para la salida de un vehículo.</text:p>
        </text:list-item>
        <text:list-item>
          <text:p text:style-name="P38"><text:span text:style-name="T5">sIR4_ZoneTest:</text:span> Representa la interrupción de un sensor infrarrojo para salida de un vehículo.</text:p>
        </text:list-item>
        <text:list-item>
          <text:p text:style-name="P40"><text:span text:style-name="T5">sLoopInductive_ZoneTest:</text:span> Representa la interrupción de un bucle inductivo, indicando si esta ingresando o saliendo un vehículo. </text:p>
        </text:list-item>
      </text:list>
      <text:p text:style-name="P6"/>
      <text:p text:style-name="P10">Proceso <text:span text:style-name="T5">pZoneManager</text:span></text:p>
      <text:p text:style-name="P8"/>
      <text:p text:style-name="P10">canal<text:span text:style-name="T5"> cCtrl_ZoneManager</text:span></text:p>
      <text:p text:style-name="P8"/>
      <text:list xml:id="list1904697379" text:style-name="L15">
        <text:list-item>
          <text:p text:style-name="P21">Proveniente del proceso pCtrl al proceso pZoneManager</text:p>
        </text:list-item>
      </text:list>
      <text:p text:style-name="P2"/>
      <text:list xml:id="list952847213" text:continue-numbering="true" text:style-name="L15">
        <text:list-item>
          <text:p text:style-name="P41"><text:span text:style-name="T5">sCreateZone(i_spots,i_spots,PID): </text:span>Crea una zona nueva definiendo sus plazas totales, libres y el PID del controlador que le corresponde.</text:p>
        </text:list-item>
        <text:list-item>
          <text:p text:style-name="P41"><text:span text:style-name="T5">sConfirmZoneManager_i(PID): </text:span>Establece una union entre el proceso pCtrl y el proceso pZoneManager, se comparte cuando el sistema empieza por primera vez.</text:p>
          <text:p text:style-name="P41"/>
        </text:list-item>
        <text:list-item>
          <text:p text:style-name="P21">Proveniente del proceso pZoneManager al proceso pCtrl</text:p>
        </text:list-item>
      </text:list>
      <text:p text:style-name="P2"><text:soft-page-break/></text:p>
      <text:list xml:id="list1785877449" text:continue-numbering="true" text:style-name="L15">
        <text:list-item>
          <text:p text:style-name="P34">sOkCreation(InfoZone): <text:span text:style-name="T6">Confirma que se creó y se conecto exitosamente una zona al proceso pCtrl.</text:span> </text:p>
        </text:list-item>
        <text:list-item>
          <text:p text:style-name="P34">sExcQuantityZones: <text:span text:style-name="T6">Notifica al proceso pCtrl que tiene el maximo de zonas permitidos.</text:span></text:p>
        </text:list-item>
        <text:list-item>
          <text:p text:style-name="P34">sIamZoneManager(PID): <text:span text:style-name="T6">Notifica que el PID de su controlador de zona, pCtrl, se asigno exitosamente.</text:span></text:p>
        </text:list-item>
      </text:list>
      <text:p text:style-name="P10"/>
      <text:p text:style-name="P8"><text:span text:style-name="T6">Canal </text:span>cCreator_ZoneManager</text:p>
      <text:p text:style-name="P10"/>
      <text:list xml:id="list1511938416" text:style-name="L16">
        <text:list-item>
          <text:p text:style-name="P69">Proveniente del proceso pCreatorZoneManager al proceso pZoneManager</text:p>
        </text:list-item>
      </text:list>
      <text:p text:style-name="P15"/>
      <text:list xml:id="list1820471405" text:continue-numbering="true" text:style-name="L16">
        <text:list-item>
          <text:p text:style-name="P35">sConfirmZoneManager(PID): <text:span text:style-name="T6">Asocia el PID del controlador de zonas correspondiente, al nuevo proceso pZoneManager.</text:span></text:p>
        </text:list-item>
      </text:list>
      <text:p text:style-name="P5"><text:span text:style-name="T6"/></text:p>
      <text:p text:style-name="P10"/>
      <text:p text:style-name="P8"><text:span text:style-name="T6">Proceso </text:span>pCreatorZoneManager</text:p>
      <text:p text:style-name="P5"/>
      <text:p text:style-name="P10">Canal <text:span text:style-name="T5">cCtrl_CreatorZoneManager</text:span></text:p>
      <text:p text:style-name="P8"/>
      <text:list xml:id="list1628976679" text:style-name="L17">
        <text:list-item>
          <text:p text:style-name="P23">Proveniente del proceso pCtrl al proceso pCreatorZoneManager</text:p>
        </text:list-item>
      </text:list>
      <text:p text:style-name="P2"/>
      <text:list xml:id="list1986934031" text:continue-numbering="true" text:style-name="L17">
        <text:list-item>
          <text:p text:style-name="P42"><text:span text:style-name="T5">sCreateZoneManager(PID): </text:span>Solicita crear un proceso pZoneManager y asociarle a éste su controlador de zonas respectivo.</text:p>
        </text:list-item>
      </text:list>
      <text:p text:style-name="P5"/>
      <text:list xml:id="list1554817102" text:continue-numbering="true" text:style-name="L17">
        <text:list-item>
          <text:p text:style-name="P23">Proveniente del proceso pCreatorZoneManager al proceso pCtrl</text:p>
        </text:list-item>
      </text:list>
      <text:p text:style-name="P2"/>
      <text:list xml:id="list250308012" text:continue-numbering="true" text:style-name="L17">
        <text:list-item>
          <text:p text:style-name="P42"><text:span text:style-name="T5">sOkCreateZoneManager(PID): </text:span>Notifica que se ha creado y asociado exitosamente un proceso pZoneManager al proceso pCtrl.</text:p>
        </text:list-item>
        <text:list-item>
          <text:p text:style-name="P42"><text:span text:style-name="T5">sExcZoneManager: </text:span>Notifica al proceso pCtrl que ya tiene el máximo número de pZoneManager.</text:p>
        </text:list-item>
      </text:list>
      <text:p text:style-name="P6"/>
      <text:p text:style-name="P7"/>
      <text:p text:style-name="P10">Proceso <text:span text:style-name="T5">pCtrlManager</text:span></text:p>
      <text:p text:style-name="P8"/>
      <text:p text:style-name="P3">Canal <text:span text:style-name="T5">cMain_CtrlManager</text:span></text:p>
      <text:p text:style-name="P2"/>
      <text:list xml:id="list300264987" text:style-name="L18">
        <text:list-item>
          <text:p text:style-name="P24">Proveniente del proceso pMainSystemManager al proceso pCtrlManager</text:p>
        </text:list-item>
      </text:list>
      <text:p text:style-name="P2"/>
      <text:list xml:id="list301765918" text:continue-numbering="true" text:style-name="L18">
        <text:list-item>
          <text:p text:style-name="P43"><text:span text:style-name="T2">sCreateCtrl: </text:span><text:span text:style-name="T3">Solicita la creación de un controlador de zonas, </text:span><text:span text:style-name="T2">pCtrl.</text:span></text:p>
        </text:list-item>
      </text:list>
      <text:p text:style-name="P8"/>
      <text:list xml:id="list1580616371" text:continue-numbering="true" text:style-name="L18">
        <text:list-item>
          <text:p text:style-name="P24">Proveniente del proceso pCtrlManager al proceso pMainSystemManager</text:p>
        </text:list-item>
      </text:list>
      <text:p text:style-name="P2"/>
      <text:list xml:id="list1191563426" text:continue-numbering="true" text:style-name="L18">
        <text:list-item>
          <text:p text:style-name="P43"><text:span text:style-name="T2">sExcQuantityCtrl: </text:span><text:span text:style-name="T3">Notifica al proceso pMainSystemManager que no es posible crear mas procesos pCtrl debido que tiene el máximo número de éstos.</text:span></text:p>
        </text:list-item>
        <text:list-item>
          <text:p text:style-name="P43"><text:soft-page-break/><text:span text:style-name="T2">sOkCreationCtrl(InfoCtrl): </text:span><text:span text:style-name="T3">Notifica al proceso pMainSystemManager que un proceso pCtrl ha sido creado exitósamente.</text:span></text:p>
        </text:list-item>
      </text:list>
      <text:p text:style-name="P10"/>
      <text:p text:style-name="P11"><text:span text:style-name="T3">Canal </text:span><text:span text:style-name="T2">cCtrl_CtrlManager</text:span></text:p>
      <text:p text:style-name="P8"/>
      <text:list xml:id="list1307649678" text:style-name="L19">
        <text:list-item>
          <text:p text:style-name="P25">Proveniente del proceso pCtrlManager al proceso pCtrl</text:p>
        </text:list-item>
      </text:list>
      <text:p text:style-name="P2"/>
      <text:list xml:id="list868705977" text:continue-numbering="true" text:style-name="L19">
        <text:list-item>
          <text:p text:style-name="P44"><text:span text:style-name="T2">sConfirmCtrl: </text:span><text:span text:style-name="T3">Verifica que se haya creado un proceso pCtrl, enviando esta señal a este último como notificación.</text:span></text:p>
        </text:list-item>
      </text:list>
      <text:p text:style-name="P6"/>
      <text:list xml:id="list706655421" text:continue-numbering="true" text:style-name="L19">
        <text:list-item>
          <text:p text:style-name="P25">Proveniente del proceso pCtrl al proceso pCtrlManager</text:p>
        </text:list-item>
      </text:list>
      <text:p text:style-name="P2"/>
      <text:list xml:id="list327522002" text:continue-numbering="true" text:style-name="L19">
        <text:list-item>
          <text:p text:style-name="P45"><text:span text:style-name="T1">sIamCtrl(InfoCtrl): </text:span><text:span text:style-name="T3">El proceso pCtrl confirma su existencia enviando esta señal que tiene como parámetro su información de tipo de dato </text:span><text:span text:style-name="T1">InfoCtrl</text:span><text:span text:style-name="T3">.</text:span></text:p>
          <text:p text:style-name="P67"><text:span text:style-name="T3">Proceso </text:span><text:span text:style-name="T1">pCtrl</text:span></text:p>
        </text:list-item>
      </text:list>
      <text:p text:style-name="P10"/>
      <text:p text:style-name="P12"><text:span text:style-name="T3">Canal </text:span><text:span text:style-name="T1">cMain_CtrlZone</text:span></text:p>
      <text:p text:style-name="P8"/>
      <text:list xml:id="list654994701" text:style-name="L20">
        <text:list-item>
          <text:p text:style-name="P26">Proveniente del proceso pMainSystemManager al proceso pCtrl</text:p>
        </text:list-item>
      </text:list>
      <text:p text:style-name="P2"/>
      <text:list xml:id="list1745722605" text:continue-numbering="true" text:style-name="L20">
        <text:list-item>
          <text:p text:style-name="P46"><text:span text:style-name="T1">sCreateZone_(i_spots,i_spots): </text:span><text:span text:style-name="T3">Solicita crear una zona en el proceso pCtrl. </text:span></text:p>
        </text:list-item>
        <text:list-item>
          <text:p text:style-name="P46"><text:span text:style-name="T1">sReqInfoCtrl: </text:span><text:span text:style-name="T3">Solicita la información del proceso pCtrl que consiste a su vez la información de cada una de las zonas asociadas a dicho proceso.</text:span></text:p>
        </text:list-item>
        <text:list-item>
          <text:p text:style-name="P46"><text:span text:style-name="T1">sInitFreeSpotZone(zone,i_spots): </text:span><text:span text:style-name="T3">Solicita asignar un nuevo valor de plazas libres para una zona contenida <text:s/>en un proceso pCtrl.</text:span></text:p>
        </text:list-item>
        <text:list-item>
          <text:p text:style-name="P46"><text:span text:style-name="T1">sInitTotalSpotZone(zone,i_spots): </text:span><text:span text:style-name="T3">Solicita asignar un nuevo valor de plazas totales para una zona.</text:span></text:p>
        </text:list-item>
        <text:list-item>
          <text:p text:style-name="P46"><text:span text:style-name="T1">sInitialConnection: </text:span><text:span text:style-name="T3">Solicita al proceso pCtrl enlazar sus respectivos procesos: pZone, pZoneManager.</text:span></text:p>
        </text:list-item>
      </text:list>
      <text:p text:style-name="P5"/>
      <text:p text:style-name="P5"/>
      <text:list xml:id="list183409082" text:continue-numbering="true" text:style-name="L20">
        <text:list-item>
          <text:p text:style-name="P26">Proveniente del proceso pCtrl al proceso pMainSystemManager</text:p>
          <text:p text:style-name="P26"/>
        </text:list-item>
        <text:list-item>
          <text:p text:style-name="P46"><text:span text:style-name="T1">sInfoTotalCtrl(InfoCtrl): </text:span><text:span text:style-name="T3">Envia la información de todas las zonas de parqueo al proceso pMainSystemManager.</text:span><text:span text:style-name="T1"> </text:span></text:p>
        </text:list-item>
        <text:list-item>
          <text:p text:style-name="P46"><text:span text:style-name="T1">sOkCreateZone(InfoCtrl): </text:span><text:span text:style-name="T3">Notifica al proceso pMainSystemManager que se ha creado exitosamente una zona de parqueo enviando como parámetro la información total del controlador de zonas, </text:span><text:span text:style-name="T1">pCtrl</text:span><text:span text:style-name="T3">.</text:span></text:p>
        </text:list-item>
        <text:list-item>
          <text:p text:style-name="P46"><text:span text:style-name="T1">sExcLimitZones: </text:span><text:span text:style-name="T3">Notifica al proceso pMainSystemManager que no es posible anexar otra zona al proceso pCtrl, dado que execede su capacidad máxima.</text:span></text:p>
        </text:list-item>
        <text:list-item>
          <text:p text:style-name="P46"><text:span text:style-name="T1">sOkSetUp: </text:span><text:span text:style-name="T3">Notifica al proceso pMainSystemManager que la inicialización del valor de plazas totales y libres ha sido exitosa.</text:span></text:p>
        </text:list-item>
        <text:list-item>
          <text:p text:style-name="P46"><text:span text:style-name="T1">sOkCreationCtrl_i(InfoCtrl): </text:span><text:span text:style-name="T3">Notifica al proceso pMainSystemManager que el proceso pCtrl ya tiene asociado sus respectivos procesos pZoneManager y pZone. </text:span></text:p>
        </text:list-item>
        <text:list-item>
          <text:p text:style-name="P46"><text:span text:style-name="T1">sCannotGetInfoZones(InfoCtrl): </text:span><text:span text:style-name="T3">Notifica al proceso pMainSystemManager que no </text:span><text:soft-page-break/><text:span text:style-name="T3">fue posible obtener la información de todas las zonas asociadas a dicho proceso </text:span><text:span text:style-name="T1">pCtrl.</text:span></text:p>
          <text:p text:style-name="P71"/>
        </text:list-item>
      </text:list>
      <text:p text:style-name="P6"/>
      <text:p text:style-name="P12"><text:span text:style-name="T3">Proceso </text:span><text:span text:style-name="T1">pMainSystemManager</text:span></text:p>
      <text:p text:style-name="P8"/>
      <text:p text:style-name="P13"><text:span text:style-name="T1">Canal </text:span><text:span text:style-name="T2">cEnv_Main</text:span></text:p>
      <text:p text:style-name="P8"/>
      <text:list xml:id="list1956317449" text:style-name="L21">
        <text:list-item>
          <text:p text:style-name="P70">Proveniente del ambiente al proceso pMainSystemManager</text:p>
        </text:list-item>
      </text:list>
      <text:p text:style-name="P15"/>
      <text:list xml:id="list48579335" text:continue-numbering="true" text:style-name="L21">
        <text:list-item>
          <text:p text:style-name="P48"><text:span text:style-name="T2">sCreateCtrlZone: </text:span><text:span text:style-name="T1">Solicita al sistema crear un controlador de zonas que se representa a través del proceso </text:span><text:span text:style-name="T2">pCtrl.</text:span></text:p>
        </text:list-item>
        <text:list-item>
          <text:p text:style-name="P48"><text:span text:style-name="T2">sReqInfoCtrlZone: </text:span><text:span text:style-name="T1">Solicita al sistema por la información de sus controladores de zona.</text:span></text:p>
        </text:list-item>
        <text:list-item>
          <text:p text:style-name="P48"><text:span text:style-name="T2">sAddZone(numCtrl,totalSpots,freeSpots): </text:span><text:span text:style-name="T1">Solicita al sistema agregar una zona de parqueo a un controlador de zona específico.</text:span></text:p>
        </text:list-item>
        <text:list-item>
          <text:p text:style-name="P48"><text:span text:style-name="T2">sSetUpFreeSpot(numCtrl,totalSpots,freeSpots): </text:span><text:span text:style-name="T1">Asigna un nuevo valor de plazas libres a un controlador y zona específicos.</text:span></text:p>
        </text:list-item>
        <text:list-item>
          <text:p text:style-name="P48"><text:span text:style-name="T2">sSetUpTotalSpot(numCtrl,totalSpots,totalSpots): </text:span><text:span text:style-name="T1">Asigna un nuevo valor de plazas totales a un controlador y zona específicos.</text:span></text:p>
        </text:list-item>
      </text:list>
      <text:p text:style-name="P10"/>
      <text:list xml:id="list698480320" text:continue-numbering="true" text:style-name="L21">
        <text:list-item>
          <text:p text:style-name="P27">Proveniente del proceso pMainSystemManager al ambiente</text:p>
        </text:list-item>
      </text:list>
      <text:p text:style-name="P2"/>
      <text:list xml:id="list208070855" text:continue-numbering="true" text:style-name="L21">
        <text:list-item>
          <text:p text:style-name="P47"><text:span text:style-name="T1">sExcLimitCtrl: </text:span><text:span text:style-name="T3">Informa el sistema al usuario que no es posible crear mas procesos pCtrl, dado que se excede el número máximo de estos.</text:span></text:p>
        </text:list-item>
        <text:list-item>
          <text:p text:style-name="P47"><text:span text:style-name="T1">sImpossibleGetInfoCtrls: </text:span><text:span text:style-name="T3">Informa que no fue posible obtener toda la información de los procesos pCtrl del sistema.</text:span></text:p>
        </text:list-item>
        <text:list-item>
          <text:p text:style-name="P47"><text:span text:style-name="T1">sOkCreateCtrl: </text:span><text:span text:style-name="T3">Informa al usuario que se ha creado éxitosamente un controlador de zona.</text:span></text:p>
        </text:list-item>
        <text:list-item>
          <text:p text:style-name="P47"><text:span text:style-name="T4">sExcLimitZone</text:span><text:span text:style-name="T1">: </text:span><text:span text:style-name="T3">Informa al usuario que el sistema no pudo crear una zona de parqueos en un proceso pCtrl específico, porque éste tiene la cantidad máxima de pZone.</text:span></text:p>
        </text:list-item>
        <text:list-item>
          <text:p text:style-name="P47"><text:span text:style-name="T1">sOkCreationZone: </text:span><text:span text:style-name="T3">Informa al usuario que el sistema ha creado un proceso pZone a un pCtrl específico.</text:span></text:p>
        </text:list-item>
        <text:list-item>
          <text:p text:style-name="P47"><text:span text:style-name="T4">sOkSetUp:</text:span><text:span text:style-name="T3"> Informa al usuario que se ha asignado el valor de plazas totales o libres a una zona de un controlador específico.</text:span></text:p>
        </text:list-item>
        <text:list-item>
          <text:p text:style-name="P47"><text:span text:style-name="T1">sInfoSystem(InfoMainSystem): </text:span><text:span text:style-name="T3">Envía la información de todo el sistema.</text:span></text:p>
        </text:list-item>
      </text:list>
      <text:p text:style-name="P8"/>
      <text:p text:style-name="P13"><text:span text:style-name="T1">Canal </text:span><text:span text:style-name="T2">cpTesting_Main</text:span></text:p>
      <text:p text:style-name="P8"/>
      <text:list xml:id="list1156307034" text:style-name="L22">
        <text:list-item>
          <text:p text:style-name="P28">Proveniente del proceso pTesting al proceso pMainSystemManager</text:p>
        </text:list-item>
      </text:list>
      <text:p text:style-name="P2"/>
      <text:list xml:id="list821629229" text:continue-numbering="true" text:style-name="L22">
        <text:list-item>
          <text:p text:style-name="P49"><text:span text:style-name="T2">sEntryCar: </text:span><text:span text:style-name="T1">Especifíca el proceso pCtrl y pZone en el cual ingresó un vehículo.</text:span></text:p>
        </text:list-item>
        <text:list-item>
          <text:p text:style-name="P49"><text:span text:style-name="T2">sOutCar: </text:span><text:span text:style-name="T1">Especifíca el proceso pCtrl y pZone en el cual salió un vehículo.</text:span></text:p>
        </text:list-item>
      </text:list>
      <text:p text:style-name="P10"/>
      <text:p text:style-name="P10"/>
      <text:p text:style-name="P10"/>
      <text:p text:style-name="P13"><text:span text:style-name="T1">Proceso </text:span><text:span text:style-name="T2">pTesting</text:span></text:p>
      <text:p text:style-name="P8"><text:soft-page-break/></text:p>
      <text:p text:style-name="P13"><text:span text:style-name="T1">Canal </text:span><text:span text:style-name="T2">cEnv_pTesting</text:span></text:p>
      <text:p text:style-name="P8"/>
      <text:list xml:id="list1594974330" text:style-name="L23">
        <text:list-item>
          <text:p text:style-name="P29">Proveniente del ambiente al proceso pTesting</text:p>
        </text:list-item>
      </text:list>
      <text:p text:style-name="P2"/>
      <text:list xml:id="list2029590070" text:continue-numbering="true" text:style-name="L23">
        <text:list-item>
          <text:p text:style-name="P50"><text:span text:style-name="T2">sEntryCar: </text:span><text:span text:style-name="T1">Especifíca el proceso pCtrl y pZone en el cual ingresó un vehículo.</text:span></text:p>
        </text:list-item>
        <text:list-item>
          <text:p text:style-name="P50"><text:span text:style-name="T2">sOutCar: </text:span><text:span text:style-name="T1">Especifíca el proceso pCtrl y pZone en el cual salió un vehícul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 </meta:initial-creator>
    <meta:creation-date>2014-07-30T17:59:51</meta:creation-date>
    <dc:date>2014-08-07T20:44:15</dc:date>
    <dc:creator>Ubuntu </dc:creator>
    <meta:editing-duration>P4DT13H47M38S</meta:editing-duration>
    <meta:editing-cycles>36</meta:editing-cycles>
    <meta:generator>LibreOffice/3.5$Linux_x86 LibreOffice_project/350m1$Build-2</meta:generator>
    <meta:document-statistic meta:table-count="1" meta:image-count="0" meta:object-count="0" meta:page-count="9" meta:paragraph-count="182" meta:word-count="1621" meta:character-count="11342" meta:non-whitespace-character-count="9910"/>
  </office:meta>
</office:document-meta>
</file>